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CN" svg:font-family="'AR PL UKai CN'"/>
    <style:font-face style:name="Helvetica Neue" svg:font-family="'Helvetica Neue', Helvetica, 'PingFang SC', Tahoma, Arial, sans-serif"/>
    <style:font-face style:name="Ubuntu Mono" svg:font-family="'Ubuntu Mono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orphans="2" fo:widows="2" fo:text-indent="0.397cm" style:auto-text-indent="false"/>
      <style:text-properties fo:font-variant="normal" fo:text-transform="none" fo:color="#333333" fo:font-size="12pt" fo:letter-spacing="normal" fo:font-weight="bold" style:font-name-asian="Helvetica Neue" style:font-size-asian="12pt" style:font-style-asian="normal" style:font-weight-asian="bold" style:font-size-complex="12pt" style:font-weight-complex="bold"/>
    </style:style>
    <style:style style:name="P2" style:family="paragraph" style:parent-style-name="Standard">
      <style:paragraph-properties fo:margin-left="0cm" fo:margin-right="0cm" fo:text-align="center" style:justify-single-word="false" fo:orphans="2" fo:widows="2" fo:text-indent="0.397cm" style:auto-text-indent="false"/>
      <style:text-properties fo:font-variant="normal" fo:text-transform="none" fo:color="#333333" fo:font-size="12pt" fo:letter-spacing="normal" fo:font-weight="bold" officeooo:rsid="00008fff" officeooo:paragraph-rsid="00008fff" style:font-name-asian="Helvetica Neue" style:font-size-asian="12pt" style:font-style-asian="normal" style:font-weight-asian="bold" style:font-size-complex="12pt" style:font-weight-complex="bold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.397cm" style:auto-text-indent="false"/>
      <style:text-properties fo:font-variant="normal" fo:text-transform="none" fo:color="#333333" fo:font-size="12pt" fo:letter-spacing="normal" fo:font-weight="bold" officeooo:rsid="00008fff" officeooo:paragraph-rsid="00008fff" style:font-name-asian="Helvetica Neue" style:font-size-asian="12pt" style:font-style-asian="normal" style:font-weight-asian="bold" style:font-size-complex="12pt" style:font-weight-complex="bold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.397cm" style:auto-text-indent="false"/>
      <style:text-properties fo:font-variant="normal" fo:text-transform="none" fo:color="#333333" fo:font-size="12pt" fo:letter-spacing="normal" fo:font-weight="bold" officeooo:rsid="00016a91" officeooo:paragraph-rsid="00016a91" style:font-name-asian="Helvetica Neue" style:font-size-asian="12pt" style:font-style-asian="normal" style:font-weight-asian="bold" style:font-size-complex="12pt" style:font-weight-complex="bold"/>
    </style:style>
    <style:style style:name="P5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Ubuntu Mono" fo:font-size="15pt"/>
    </style:style>
    <style:style style:name="P6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7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officeooo:paragraph-rsid="00008fff"/>
    </style:style>
    <style:style style:name="P8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Ubuntu Mono" fo:font-size="15pt"/>
    </style:style>
    <style:style style:name="P9" style:family="paragraph" style:parent-style-name="Preformatted_20_Text">
      <style:paragraph-properties fo:margin-left="0cm" fo:margin-right="0cm" fo:text-align="start" style:justify-single-word="false" fo:orphans="2" fo:widows="2" fo:text-indent="0.397cm" style:auto-text-indent="false"/>
      <style:text-properties fo:font-variant="normal" fo:text-transform="none" fo:color="#a9b7c6" style:font-name="Ubuntu Mono" fo:font-size="15pt" fo:letter-spacing="normal" fo:font-weight="bold" officeooo:rsid="00008fff" officeooo:paragraph-rsid="00008fff" style:font-name-asian="Helvetica Neue" style:font-size-asian="12pt" style:font-style-asian="normal" style:font-weight-asian="bold" style:font-size-complex="12pt" style:font-weight-complex="bold"/>
    </style:style>
    <style:style style:name="P10" style:family="paragraph" style:parent-style-name="Preformatted_20_Text">
      <loext:graphic-properties draw:fill="solid" draw:fill-color="#2b2b2b" draw:opacity="100%"/>
      <style:paragraph-properties fo:margin-left="0cm" fo:margin-right="0cm" fo:text-align="start" style:justify-single-word="false" fo:orphans="2" fo:widows="2" fo:text-indent="0.397cm" style:auto-text-indent="false" fo:background-color="#2b2b2b"/>
      <style:text-properties fo:font-variant="normal" fo:text-transform="none" fo:color="#a9b7c6" style:font-name="Ubuntu Mono" fo:font-size="15pt" fo:letter-spacing="normal" fo:font-weight="bold" officeooo:rsid="00016a91" officeooo:paragraph-rsid="00016a91" style:font-name-asian="Helvetica Neue" style:font-size-asian="12pt" style:font-style-asian="normal" style:font-weight-asian="bold" style:font-size-complex="12pt" style:font-weight-complex="bold"/>
    </style:style>
    <style:style style:name="P11" style:family="paragraph" style:parent-style-name="Preformatted_20_Text">
      <loext:graphic-properties draw:fill="solid" draw:fill-color="#2b2b2b" draw:opacity="100%"/>
      <style:paragraph-properties fo:margin-left="0cm" fo:margin-right="0cm" fo:text-align="start" style:justify-single-word="false" fo:orphans="2" fo:widows="2" fo:text-indent="0.397cm" style:auto-text-indent="false" fo:background-color="#2b2b2b"/>
      <style:text-properties fo:font-variant="normal" fo:text-transform="none" fo:color="#a9b7c6" style:font-name="Ubuntu Mono" fo:font-size="12pt" fo:letter-spacing="normal" fo:font-weight="bold" officeooo:rsid="00008fff" officeooo:paragraph-rsid="00008fff" style:font-name-asian="Helvetica Neue" style:font-size-asian="12pt" style:font-style-asian="normal" style:font-weight-asian="bold" style:font-size-complex="12pt" style:font-weight-complex="bold"/>
    </style:style>
    <style:style style:name="P12" style:family="paragraph" style:parent-style-name="Preformatted_20_Text">
      <style:paragraph-properties fo:margin-left="0cm" fo:margin-right="0cm" fo:text-align="start" style:justify-single-word="false" fo:orphans="2" fo:widows="2" fo:text-indent="0.397cm" style:auto-text-indent="false"/>
      <style:text-properties fo:font-variant="normal" fo:text-transform="none" fo:color="#000000" fo:font-size="12pt" fo:letter-spacing="normal" fo:font-weight="bold" officeooo:rsid="00016a91" officeooo:paragraph-rsid="00016a91" style:font-name-asian="Helvetica Neue" style:font-size-asian="12pt" style:font-style-asian="normal" style:font-weight-asian="bold" style:font-size-complex="12pt" style:font-weight-complex="bold"/>
    </style:style>
    <style:style style:name="P13" style:family="paragraph" style:parent-style-name="Preformatted_20_Text">
      <style:paragraph-properties fo:margin-left="0cm" fo:margin-right="0cm" fo:text-align="start" style:justify-single-word="false" fo:orphans="2" fo:widows="2" fo:text-indent="0.397cm" style:auto-text-indent="false"/>
      <style:text-properties fo:font-variant="normal" fo:text-transform="none" fo:color="#000000" style:font-name="Ubuntu Mono" fo:font-size="15pt" fo:letter-spacing="normal" fo:font-weight="bold" officeooo:rsid="00016a91" officeooo:paragraph-rsid="00016a91" style:font-name-asian="Helvetica Neue" style:font-size-asian="12pt" style:font-style-asian="normal" style:font-weight-asian="bold" style:font-size-complex="12pt" style:font-weight-complex="bold"/>
    </style:style>
    <style:style style:name="P14" style:family="paragraph" style:parent-style-name="Preformatted_20_Text">
      <loext:graphic-properties draw:fill="solid" draw:fill-color="#2b2b2b" draw:opacity="100%"/>
      <style:paragraph-properties fo:margin-left="0cm" fo:margin-right="0cm" fo:text-align="start" style:justify-single-word="false" fo:orphans="2" fo:widows="2" fo:text-indent="0cm" style:auto-text-indent="false" fo:background-color="#2b2b2b"/>
      <style:text-properties fo:font-variant="normal" fo:text-transform="none" fo:color="#a9b7c6" style:font-name="Ubuntu Mono" fo:font-size="15pt" fo:letter-spacing="normal" fo:font-weight="bold" officeooo:rsid="00008fff" officeooo:paragraph-rsid="00008fff" style:font-name-asian="Helvetica Neue" style:font-size-asian="12pt" style:font-style-asian="normal" style:font-weight-asian="bold" style:font-size-complex="12pt" style:font-weight-complex="bold"/>
    </style:style>
    <style:style style:name="P15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a9b7c6" style:font-name="Ubuntu Mono" fo:font-size="15pt" fo:letter-spacing="normal" fo:font-weight="bold" officeooo:rsid="00016a91" officeooo:paragraph-rsid="00016a91" style:font-name-asian="Helvetica Neue" style:font-size-asian="12pt" style:font-style-asian="normal" style:font-weight-asian="bold" style:font-size-complex="12pt" style:font-weight-complex="bold"/>
    </style:style>
    <style:style style:name="P16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a9b7c6" fo:font-size="12pt" fo:letter-spacing="normal" fo:font-weight="bold" officeooo:rsid="00008fff" officeooo:paragraph-rsid="00008fff" style:font-name-asian="Helvetica Neue" style:font-size-asian="12pt" style:font-style-asian="normal" style:font-weight-asian="bold" style:font-size-complex="12pt" style:font-weight-complex="bold"/>
    </style:style>
    <style:style style:name="P17" style:family="paragraph" style:parent-style-name="Text_20_body">
      <style:paragraph-properties fo:margin-left="0cm" fo:margin-right="0cm" fo:text-align="start" style:justify-single-word="false" fo:orphans="2" fo:widows="2" fo:text-indent="0.397cm" style:auto-text-indent="false"/>
      <style:text-properties officeooo:paragraph-rsid="00008fff"/>
    </style:style>
    <style:style style:name="T1" style:family="text">
      <style:text-properties fo:font-variant="normal" fo:text-transform="none" fo:color="#333333" fo:font-size="12pt" fo:letter-spacing="normal" fo:font-weight="bold" officeooo:rsid="00008fff" style:font-name-asian="Helvetica Neue" style:font-size-asian="12pt" style:font-style-asian="normal" style:font-weight-asian="bold" style:font-size-complex="12pt" style:font-weight-complex="bold"/>
    </style:style>
    <style:style style:name="T2" style:family="text">
      <style:text-properties fo:font-variant="normal" fo:text-transform="none" style:font-name="Ubuntu Mono" fo:font-size="15pt" fo:letter-spacing="normal" fo:font-weight="bold" officeooo:rsid="00008fff" style:font-name-asian="Helvetica Neue" style:font-size-asian="12pt" style:font-style-asian="normal" style:font-weight-asian="bold" style:font-size-complex="12pt" style:font-weight-complex="bold"/>
    </style:style>
    <style:style style:name="T3" style:family="text">
      <style:text-properties fo:font-variant="normal" fo:text-transform="none" fo:color="#cc7832" style:font-name="Ubuntu Mono" fo:font-size="15pt" fo:letter-spacing="normal" fo:font-weight="bold" officeooo:rsid="00008fff" style:font-name-asian="Helvetica Neue" style:font-size-asian="12pt" style:font-style-asian="normal" style:font-weight-asian="bold" style:font-size-complex="12pt" style:font-weight-complex="bold"/>
    </style:style>
    <style:style style:name="T4" style:family="text">
      <style:text-properties fo:font-variant="normal" fo:text-transform="none" fo:color="#b5b6e3" style:font-name="Ubuntu Mono" fo:font-size="15pt" fo:letter-spacing="normal" fo:font-weight="bold" officeooo:rsid="00008fff" style:font-name-asian="Helvetica Neue" style:font-size-asian="12pt" style:font-style-asian="normal" style:font-weight-asian="bold" style:font-size-complex="12pt" style:font-weight-complex="bold"/>
    </style:style>
    <style:style style:name="T5" style:family="text">
      <style:text-properties fo:font-variant="normal" fo:text-transform="none" fo:color="#ffc66d" style:font-name="Ubuntu Mono" fo:font-size="15pt" fo:letter-spacing="normal" fo:font-weight="bold" officeooo:rsid="00008fff" style:font-name-asian="Helvetica Neue" style:font-size-asian="12pt" style:font-style-asian="normal" style:font-weight-asian="bold" style:font-size-complex="12pt" style:font-weight-complex="bold"/>
    </style:style>
    <style:style style:name="T6" style:family="text">
      <style:text-properties fo:color="#cc7832"/>
    </style:style>
    <style:style style:name="T7" style:family="text">
      <style:text-properties fo:color="#cc7832" fo:font-weight="bold"/>
    </style:style>
    <style:style style:name="T8" style:family="text">
      <style:text-properties fo:color="#cc7832" style:font-name="Ubuntu Mono" fo:font-size="15pt"/>
    </style:style>
    <style:style style:name="T9" style:family="text">
      <style:text-properties fo:color="#cc7832" style:font-name="Ubuntu Mono" fo:font-size="15pt" fo:font-weight="bold"/>
    </style:style>
    <style:style style:name="T10" style:family="text">
      <style:text-properties fo:color="#b5b6e3"/>
    </style:style>
    <style:style style:name="T11" style:family="text">
      <style:text-properties fo:color="#b5b6e3" style:font-name="Ubuntu Mono" fo:font-size="15pt"/>
    </style:style>
    <style:style style:name="T12" style:family="text">
      <style:text-properties style:font-name="Ubuntu Mono" fo:font-size="15pt"/>
    </style:style>
    <style:style style:name="T13" style:family="text">
      <style:text-properties fo:color="#9373a5"/>
    </style:style>
    <style:style style:name="T14" style:family="text">
      <style:text-properties fo:color="#9373a5" style:font-name="Ubuntu Mono" fo:font-size="15pt"/>
    </style:style>
    <style:style style:name="T15" style:family="text">
      <style:text-properties fo:color="#ffc66d" style:font-name="Ubuntu Mono" fo:font-size="15pt"/>
    </style:style>
    <style:style style:name="T16" style:family="text">
      <style:text-properties fo:color="#b9bcd1" style:font-name="Ubuntu Mono" fo:font-size="15pt"/>
    </style:style>
    <style:style style:name="T17" style:family="text">
      <style:text-properties fo:color="#6897bb"/>
    </style:style>
    <style:style style:name="T18" style:family="text">
      <style:text-properties fo:color="#6897bb" style:font-name="Ubuntu Mono" fo:font-size="15pt"/>
    </style:style>
    <style:style style:name="T19" style:family="text">
      <style:text-properties style:font-name-asian="AR PL UKai CN" style:font-size-asian="15pt"/>
    </style:style>
    <style:style style:name="T20" style:family="text">
      <style:text-properties fo:color="#808080"/>
    </style:style>
    <style:style style:name="T21" style:family="text">
      <style:text-properties fo:color="#808080" style:font-name="Ubuntu Mono" fo:font-size="15pt"/>
    </style:style>
    <style:style style:name="T22" style:family="text">
      <style:text-properties fo:color="#808080" style:font-name-asian="AR PL UKai CN" style:font-size-asian="15pt"/>
    </style:style>
    <style:style style:name="T23" style:family="text">
      <style:text-properties fo:color="#808080" fo:font-size="15pt"/>
    </style:style>
    <style:style style:name="T24" style:family="text">
      <style:text-properties fo:color="#5f8c8a"/>
    </style:style>
    <style:style style:name="T25" style:family="text">
      <style:text-properties fo:color="#5f8c8a" style:font-name="Ubuntu Mono" fo:font-size="15pt"/>
    </style:style>
    <style:style style:name="T26" style:family="text">
      <style:text-properties officeooo:rsid="00016a91"/>
    </style:style>
    <style:style style:name="T27" style:family="text">
      <style:text-properties fo:color="#6a8759" style:font-name="Ubuntu Mono" fo:font-size="1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判别两个源程序的相似性</text:p>
      <text:p text:style-name="P2">代码原创无抄袭，只是借鉴网上hash函数实现</text:p>
      <text:p text:style-name="P3">一　问题分析</text:p>
      <text:p text:style-name="P17"><text:span text:style-name="T1">对于2个C语言的源程序清单，用哈希表的方法，结合公共字符串匹配，分别统计两程序的相似性，并最终按统计定量给出程序相似性的结果。</text:span></text:p>
      <text:p text:style-name="P17"><text:span text:style-name="T1"/></text:p>
      <text:p text:style-name="P17"><text:span text:style-name="T1">所以　</text:span>用哈希表统计C语言程序中的关键字，对比分析2个C语言程序的相似性；</text:p>
      <text:p text:style-name="P3"/>
      <text:p text:style-name="P3">二　实现</text:p>
      <text:p text:style-name="P3">１．建立自己的hashmap类</text:p>
      <text:p text:style-name="P9"/>
      <text:p text:style-name="P14"><text:span text:style-name="T6">class </text:span><text:span text:style-name="T10">Myhash </text:span><text:span text:style-name="T7">{</text:span></text:p>
      <text:p text:style-name="P5"><text:span text:style-name="T7">private</text:span>:</text:p>
      <text:p text:style-name="P6"><text:s text:c="4"/><text:span text:style-name="T11">hashItem </text:span><text:span text:style-name="T12">*</text:span><text:span text:style-name="T14">hashmap</text:span><text:span text:style-name="T8">;</text:span></text:p>
      <text:p text:style-name="P6"><text:span text:style-name="T6"><text:s text:c="4"/></text:span><text:span text:style-name="T9">int </text:span><text:span text:style-name="T14">n</text:span><text:span text:style-name="T8">;</text:span></text:p>
      <text:p text:style-name="P6"><text:span text:style-name="T6"><text:s text:c="4"/></text:span><text:span text:style-name="T9">int </text:span><text:span text:style-name="T15">hashFunction</text:span><text:span text:style-name="T12">(</text:span><text:span text:style-name="T9">const </text:span><text:span text:style-name="T16">string </text:span><text:span text:style-name="T12">&amp;key) {</text:span></text:p>
      <text:p text:style-name="P6"><text:s text:c="8"/><text:span text:style-name="T9">return </text:span><text:span text:style-name="T12">SDBMHash(key.c_str())</text:span><text:span text:style-name="T8">;</text:span></text:p>
      <text:p text:style-name="P6"><text:span text:style-name="T6"><text:s text:c="4"/></text:span><text:span text:style-name="T12">}</text:span></text:p>
      <text:p text:style-name="P5"><text:span text:style-name="T7">public</text:span>:</text:p>
      <text:p text:style-name="P6"><text:s text:c="4"/><text:span text:style-name="T15">Myhash</text:span><text:span text:style-name="T12">() {</text:span></text:p>
      <text:p text:style-name="P6"><text:s text:c="8"/><text:span text:style-name="T14">hashmap </text:span><text:span text:style-name="T12">= </text:span><text:span text:style-name="T9">new </text:span><text:span text:style-name="T12">hashItem[</text:span><text:span text:style-name="T18">101</text:span><text:span text:style-name="T12">]</text:span><text:span text:style-name="T8">;</text:span></text:p>
      <text:p text:style-name="P6"><text:span text:style-name="T6"><text:s text:c="8"/></text:span><text:span text:style-name="T14">n </text:span><text:span text:style-name="T12">= </text:span><text:span text:style-name="T18">0</text:span><text:span text:style-name="T8">;</text:span></text:p>
      <text:p text:style-name="P6"><text:span text:style-name="T6"><text:s text:c="4"/></text:span><text:span text:style-name="T12">}</text:span></text:p>
      <text:p text:style-name="P6"><text:s text:c="4"/><text:span text:style-name="T9">void </text:span><text:span text:style-name="T15">add</text:span><text:span text:style-name="T12">(</text:span><text:span text:style-name="T9">const </text:span><text:span text:style-name="T16">string </text:span><text:span text:style-name="T12">&amp;key) {</text:span></text:p>
      <text:p text:style-name="P6"><text:s text:c="8"/><text:span text:style-name="T9">int </text:span><text:span text:style-name="T12">hashcode = hashFunction(key)</text:span><text:span text:style-name="T8">;</text:span></text:p>
      <text:p text:style-name="P6"><text:span text:style-name="T6"><text:s text:c="8"/></text:span><text:span text:style-name="T21">//</text:span><text:span text:style-name="T22">处理冲突</text:span></text:p>
      <text:p text:style-name="P6"><text:span text:style-name="T20"><text:s text:c="8"/></text:span><text:span text:style-name="T9">if </text:span><text:span text:style-name="T12">(</text:span><text:span text:style-name="T14">hashmap</text:span><text:span text:style-name="T12">[hashcode].</text:span><text:span text:style-name="T14">key </text:span><text:span text:style-name="T25">!= </text:span><text:span text:style-name="T12">key &amp;&amp; </text:span><text:span text:style-name="T14">hashmap</text:span><text:span text:style-name="T12">[hashcode].</text:span><text:span text:style-name="T14">val </text:span><text:span text:style-name="T12">!= </text:span><text:span text:style-name="T18">0</text:span><text:span text:style-name="T12">) {</text:span></text:p>
      <text:p text:style-name="P6"><text:s text:c="12"/><text:span text:style-name="T11">hashItem </text:span><text:span text:style-name="T12">*ptr = &amp;</text:span><text:span text:style-name="T14">hashmap</text:span><text:span text:style-name="T12">[hashcode]</text:span><text:span text:style-name="T8">;</text:span></text:p>
      <text:p text:style-name="P6"><text:span text:style-name="T6"><text:s text:c="12"/></text:span><text:span text:style-name="T11">hashItem </text:span><text:span text:style-name="T12">*newItem = </text:span><text:span text:style-name="T9">new </text:span><text:span text:style-name="T12">hashItem</text:span><text:span text:style-name="T8">;</text:span></text:p>
      <text:p text:style-name="P6"><text:span text:style-name="T6"><text:s text:c="12"/></text:span><text:span text:style-name="T12">newItem-&gt;</text:span><text:span text:style-name="T14">key </text:span><text:span text:style-name="T25">= </text:span><text:span text:style-name="T12">key</text:span><text:span text:style-name="T8">;</text:span></text:p>
      <text:p text:style-name="P6"><text:span text:style-name="T6"><text:s text:c="12"/></text:span><text:span text:style-name="T12">newItem-&gt;</text:span><text:span text:style-name="T14">val </text:span><text:span text:style-name="T12">= </text:span><text:span text:style-name="T18">1</text:span><text:span text:style-name="T8">;</text:span></text:p>
      <text:p text:style-name="P6"><text:span text:style-name="T6"><text:s text:c="12"/></text:span><text:span text:style-name="T12">newItem-&gt;</text:span><text:span text:style-name="T14">next </text:span><text:span text:style-name="T12">= </text:span><text:span text:style-name="T9">nullptr</text:span><text:span text:style-name="T8">;</text:span></text:p>
      <text:p text:style-name="P6"><text:span text:style-name="T6"><text:s text:c="12"/></text:span><text:span text:style-name="T9">while </text:span><text:span text:style-name="T12">(ptr-&gt;</text:span><text:span text:style-name="T14">next </text:span><text:span text:style-name="T12">!= </text:span><text:span text:style-name="T9">nullptr</text:span><text:span text:style-name="T12">) {</text:span></text:p>
      <text:p text:style-name="P6"><text:s text:c="16"/><text:span text:style-name="T12">ptr = ptr-&gt;</text:span><text:span text:style-name="T14">next</text:span><text:span text:style-name="T8">;</text:span></text:p>
      <text:p text:style-name="P6"><text:span text:style-name="T6"><text:s text:c="12"/></text:span><text:span text:style-name="T12">}</text:span></text:p>
      <text:p text:style-name="P6"><text:s text:c="12"/><text:span text:style-name="T12">ptr-&gt;</text:span><text:span text:style-name="T14">next </text:span><text:span text:style-name="T12">= newItem</text:span><text:span text:style-name="T8">;</text:span></text:p>
      <text:p text:style-name="P6"><text:span text:style-name="T6"><text:s text:c="8"/></text:span><text:span text:style-name="T12">} </text:span><text:span text:style-name="T9">else </text:span><text:span text:style-name="T12">{</text:span></text:p>
      <text:p text:style-name="P6"><text:s text:c="12"/><text:span text:style-name="T14">hashmap</text:span><text:span text:style-name="T12">[hashcode].</text:span><text:span text:style-name="T14">val</text:span><text:span text:style-name="T12">++</text:span><text:span text:style-name="T8">;</text:span></text:p>
      <text:p text:style-name="P6"><text:span text:style-name="T6"><text:s text:c="12"/></text:span><text:span text:style-name="T14">hashmap</text:span><text:span text:style-name="T12">[hashcode].</text:span><text:span text:style-name="T14">key </text:span><text:span text:style-name="T25">= </text:span><text:span text:style-name="T12">key</text:span><text:span text:style-name="T8">;</text:span></text:p>
      <text:p text:style-name="P6"><text:span text:style-name="T6"><text:s text:c="12"/></text:span><text:span text:style-name="T14">hashmap</text:span><text:span text:style-name="T12">[hashcode].</text:span><text:span text:style-name="T14">next </text:span><text:span text:style-name="T12">= </text:span><text:span text:style-name="T9">nullptr</text:span><text:span text:style-name="T8">;</text:span></text:p>
      <text:p text:style-name="P6"><text:span text:style-name="T6"><text:s text:c="8"/></text:span><text:span text:style-name="T12">}</text:span></text:p>
      <text:p text:style-name="P6"><text:s text:c="4"/><text:span text:style-name="T12">}</text:span></text:p>
      <text:p text:style-name="P6"><text:s text:c="4"/><text:span text:style-name="T9">int </text:span><text:span text:style-name="T15">getvalue</text:span><text:span text:style-name="T12">(</text:span><text:span text:style-name="T9">const </text:span><text:span text:style-name="T16">string </text:span><text:span text:style-name="T12">&amp;key) {</text:span></text:p>
      <text:p text:style-name="P6"><text:s text:c="8"/><text:span text:style-name="T9">int </text:span><text:span text:style-name="T12">index = hashFunction(key)</text:span><text:span text:style-name="T8">;</text:span></text:p>
      <text:p text:style-name="P6"><text:soft-page-break/><text:span text:style-name="T6"><text:s text:c="8"/></text:span><text:span text:style-name="T11">hashItem </text:span><text:span text:style-name="T12">*ptr = &amp;</text:span><text:span text:style-name="T14">hashmap</text:span><text:span text:style-name="T12">[index]</text:span><text:span text:style-name="T8">;</text:span></text:p>
      <text:p text:style-name="P6"><text:span text:style-name="T6"><text:s text:c="8"/></text:span><text:span text:style-name="T9">if </text:span><text:span text:style-name="T12">(ptr-&gt;</text:span><text:span text:style-name="T14">key </text:span><text:span text:style-name="T25">!= </text:span><text:span text:style-name="T12">key) {</text:span></text:p>
      <text:p text:style-name="P6"><text:s text:c="12"/><text:span text:style-name="T9">while </text:span><text:span text:style-name="T12">(ptr-&gt;</text:span><text:span text:style-name="T14">next </text:span><text:span text:style-name="T12">!= </text:span><text:span text:style-name="T9">nullptr</text:span><text:span text:style-name="T12">) {</text:span></text:p>
      <text:p text:style-name="P6"><text:s text:c="16"/><text:span text:style-name="T12">ptr = ptr-&gt;</text:span><text:span text:style-name="T14">next</text:span><text:span text:style-name="T8">;</text:span></text:p>
      <text:p text:style-name="P6"><text:span text:style-name="T6"><text:s text:c="16"/></text:span><text:span text:style-name="T9">if </text:span><text:span text:style-name="T12">(ptr-&gt;</text:span><text:span text:style-name="T14">key </text:span><text:span text:style-name="T25">== </text:span><text:span text:style-name="T12">key)</text:span></text:p>
      <text:p text:style-name="P6"><text:s text:c="20"/><text:span text:style-name="T9">return </text:span><text:span text:style-name="T12">ptr-&gt;</text:span><text:span text:style-name="T14">val</text:span><text:span text:style-name="T8">;</text:span></text:p>
      <text:p text:style-name="P6"><text:span text:style-name="T6"><text:s text:c="12"/></text:span><text:span text:style-name="T12">}</text:span></text:p>
      <text:p text:style-name="P6"><text:s text:c="12"/><text:span text:style-name="T9">return </text:span><text:span text:style-name="T18">0</text:span><text:span text:style-name="T8">;</text:span></text:p>
      <text:p text:style-name="P6"><text:span text:style-name="T6"><text:s text:c="8"/></text:span><text:span text:style-name="T12">}</text:span></text:p>
      <text:p text:style-name="P6"><text:s text:c="8"/><text:span text:style-name="T9">return </text:span><text:span text:style-name="T12">ptr-&gt;</text:span><text:span text:style-name="T14">val</text:span><text:span text:style-name="T8">;</text:span></text:p>
      <text:p text:style-name="P6"><text:span text:style-name="T6"><text:s text:c="4"/></text:span><text:span text:style-name="T12">}</text:span></text:p>
      <text:p text:style-name="P6"><text:s text:c="4"/><text:span text:style-name="T9">int </text:span><text:span text:style-name="T15">getNum</text:span><text:span text:style-name="T12">() {</text:span></text:p>
      <text:p text:style-name="P6"><text:s text:c="8"/><text:span text:style-name="T9">return </text:span><text:span text:style-name="T14">n</text:span><text:span text:style-name="T8">;</text:span></text:p>
      <text:p text:style-name="P6"><text:span text:style-name="T6"><text:s text:c="4"/></text:span><text:span text:style-name="T12">}</text:span></text:p>
      <text:p text:style-name="P8">}<text:span text:style-name="T6">;</text:span></text:p>
      <text:p text:style-name="P3">定义自己的hashItem</text:p>
      <text:p text:style-name="P9"><text:span text:style-name="T6">struct </text:span><text:span text:style-name="T10">hashItem </text:span>{</text:p>
      <text:p text:style-name="P7"><text:span text:style-name="T3">struct </text:span><text:span text:style-name="T4">hashItem </text:span><text:span text:style-name="T2">{</text:span> </text:p>
      <text:p text:style-name="P7"><text:span text:style-name="T16"><text:s text:c="4"/>string </text:span><text:span text:style-name="T14">key</text:span><text:span text:style-name="T8">;</text:span></text:p>
      <text:p text:style-name="P6"><text:span text:style-name="T6"><text:s text:c="4"/></text:span><text:span text:style-name="T9">int </text:span><text:span text:style-name="T14">val </text:span><text:span text:style-name="T12">= </text:span><text:span text:style-name="T18">0</text:span><text:span text:style-name="T8">;</text:span></text:p>
      <text:p text:style-name="P6"><text:span text:style-name="T6"><text:s text:c="4"/></text:span><text:span text:style-name="T11">hashItem </text:span><text:span text:style-name="T12">*</text:span><text:span text:style-name="T14">next</text:span><text:span text:style-name="T8">;</text:span></text:p>
      <text:p text:style-name="P8">}<text:span text:style-name="T6">;</text:span></text:p>
      <text:p text:style-name="P3">２．　hash 函数的实现</text:p>
      <text:p text:style-name="P3">该函数借鉴网上常用的高效的字符串的hash函数，是冲突度降到最低,</text:p>
      <text:p text:style-name="P3">SDBHash</text:p>
      <text:p text:style-name="P7"><text:span text:style-name="T3">unsigned int </text:span><text:span text:style-name="T5">SDBMHash</text:span><text:span text:style-name="T2">(</text:span><text:span text:style-name="T3">const char </text:span><text:span text:style-name="T2">*str) {</text:span></text:p>
      <text:p text:style-name="P7"><text:s/>　<text:span text:style-name="T9">unsigned int </text:span><text:span text:style-name="T12">hash = </text:span><text:span text:style-name="T18">0</text:span><text:span text:style-name="T8">;</text:span></text:p>
      <text:p text:style-name="P6"><text:span text:style-name="T6"><text:s text:c="4"/></text:span><text:span text:style-name="T9">while </text:span><text:span text:style-name="T12">(*str) {</text:span></text:p>
      <text:p text:style-name="P6"><text:s text:c="8"/><text:span text:style-name="T12">hash = (*str++) + (hash &lt;&lt; </text:span><text:span text:style-name="T18">6</text:span><text:span text:style-name="T12">) + (hash &lt;&lt; </text:span><text:span text:style-name="T18">16</text:span><text:span text:style-name="T12">) - hash</text:span><text:span text:style-name="T8">;</text:span></text:p>
      <text:p text:style-name="P6"><text:span text:style-name="T6"><text:s text:c="4"/></text:span><text:span text:style-name="T12">}</text:span></text:p>
      <text:p text:style-name="P6"><text:s text:c="4"/><text:span text:style-name="T21">//</text:span><text:span text:style-name="T22">转换成</text:span><text:span text:style-name="T21">100</text:span><text:span text:style-name="T22">以内数</text:span></text:p>
      <text:p text:style-name="P6"><text:span text:style-name="T20"><text:s text:c="4"/></text:span><text:span text:style-name="T9">return </text:span><text:span text:style-name="T12">(hash &amp; </text:span><text:span text:style-name="T18">0x7FFFFFFF</text:span><text:span text:style-name="T12">) % </text:span><text:span text:style-name="T18">100</text:span><text:span text:style-name="T8">;</text:span></text:p>
      <text:p text:style-name="P8">}</text:p>
      <text:p text:style-name="P3">4.hash冲突的解决方法－－－链地址法</text:p>
      <text:p text:style-name="P3">如果该hash函数生成的地址里已储存且key不等于该key，而且val！＝０（表示改地址不为空）则寻找该地址的next指针指向的地址空间是否为空，循环操作直到其next为空</text:p>
      <text:p text:style-name="P16"><text:span text:style-name="T21"/></text:p>
      <text:p text:style-name="P11"><text:span text:style-name="T23">//</text:span><text:span text:style-name="T22">处理冲突</text:span></text:p>
      <text:p text:style-name="P5"><text:span text:style-name="T7">if </text:span>(<text:span text:style-name="T13">hashmap</text:span>[hashcode].<text:span text:style-name="T13">key </text:span><text:span text:style-name="T24">!= </text:span>key &amp;&amp; <text:span text:style-name="T13">hashmap</text:span>[hashcode].<text:span text:style-name="T13">val </text:span>!= <text:span text:style-name="T17">0</text:span>) {</text:p>
      <text:p text:style-name="P6"><text:s text:c="4"/><text:span text:style-name="T11">hashItem </text:span><text:span text:style-name="T12">*ptr = &amp;</text:span><text:span text:style-name="T14">hashmap</text:span><text:span text:style-name="T12">[hashcode]</text:span><text:span text:style-name="T8">;</text:span></text:p>
      <text:p text:style-name="P6"><text:span text:style-name="T6"><text:s text:c="4"/></text:span><text:span text:style-name="T11">hashItem </text:span><text:span text:style-name="T12">*newItem = </text:span><text:span text:style-name="T9">new </text:span><text:span text:style-name="T12">hashItem</text:span><text:span text:style-name="T8">;</text:span></text:p>
      <text:p text:style-name="P6"><text:span text:style-name="T6"><text:s text:c="4"/></text:span><text:span text:style-name="T12">newItem-&gt;</text:span><text:span text:style-name="T14">key </text:span><text:span text:style-name="T25">= </text:span><text:span text:style-name="T12">key</text:span><text:span text:style-name="T8">;</text:span></text:p>
      <text:p text:style-name="P6"><text:span text:style-name="T6"><text:s text:c="4"/></text:span><text:span text:style-name="T12">newItem-&gt;</text:span><text:span text:style-name="T14">val </text:span><text:span text:style-name="T12">= </text:span><text:span text:style-name="T18">1</text:span><text:span text:style-name="T8">;</text:span></text:p>
      <text:p text:style-name="P6"><text:soft-page-break/><text:span text:style-name="T6"><text:s text:c="4"/></text:span><text:span text:style-name="T12">newItem-&gt;</text:span><text:span text:style-name="T14">next </text:span><text:span text:style-name="T12">= </text:span><text:span text:style-name="T9">nullptr</text:span><text:span text:style-name="T8">;</text:span></text:p>
      <text:p text:style-name="P6"><text:span text:style-name="T6"><text:s text:c="4"/></text:span><text:span text:style-name="T9">while </text:span><text:span text:style-name="T12">(ptr-&gt;</text:span><text:span text:style-name="T14">next </text:span><text:span text:style-name="T12">!= </text:span><text:span text:style-name="T9">nullptr</text:span><text:span text:style-name="T12">) {</text:span></text:p>
      <text:p text:style-name="P6"><text:s text:c="8"/><text:span text:style-name="T12">ptr = ptr-&gt;</text:span><text:span text:style-name="T14">next</text:span><text:span text:style-name="T8">;</text:span></text:p>
      <text:p text:style-name="P6"><text:span text:style-name="T6"><text:s text:c="4"/></text:span><text:span text:style-name="T12">}</text:span></text:p>
      <text:p text:style-name="P6"><text:s text:c="4"/><text:span text:style-name="T12">ptr-&gt;</text:span><text:span text:style-name="T14">next </text:span><text:span text:style-name="T12">= newItem</text:span><text:span text:style-name="T8">;</text:span></text:p>
      <text:p text:style-name="P8">}</text:p>
      <text:p text:style-name="P3">５．统计关键字</text:p>
      <text:p text:style-name="P3">从两个文件中读取字符串，与建立好的c++关键字hashmap比较，如果是c++关键字，则加入该程序的hash_1中，（不只统计关键字，也统计+-*/; # %&amp;...等操作符）</text:p>
      <text:p text:style-name="P3">并且让其<text:span text:style-name="T26">val+1;</text:span></text:p>
      <text:p text:style-name="P3"/>
      <text:p text:style-name="P4">6.对比</text:p>
      <text:p text:style-name="P4"/>
      <text:p text:style-name="P12"><text:span text:style-name="T19">计算相似度，用两个向量的余弦值来代替相似度</text:span></text:p>
      <text:p text:style-name="P4">将两个hashmap转变成数组，将其看成向量，计算两个向量的余弦值，从而得出相似度</text:p>
      <text:p text:style-name="P15"><text:span text:style-name="T6"/></text:p>
      <text:p text:style-name="P10"><text:span text:style-name="T6">float </text:span>sum<text:span text:style-name="T6">,</text:span>absA<text:span text:style-name="T6">,</text:span>absB<text:span text:style-name="T6">;</text:span></text:p>
      <text:p text:style-name="P5">sum=absA=absB=<text:span text:style-name="T17">0</text:span><text:span text:style-name="T6">;</text:span></text:p>
      <text:p text:style-name="P5"><text:span text:style-name="T7">for </text:span>(<text:span text:style-name="T7">int </text:span>i = <text:span text:style-name="T17">0</text:span><text:span text:style-name="T6">; </text:span>i &lt; j<text:span text:style-name="T6">; </text:span>++i) {</text:p>
      <text:p text:style-name="P6"><text:s text:c="4"/><text:span text:style-name="T9">float </text:span><text:span text:style-name="T12">a</text:span><text:span text:style-name="T8">,</text:span><text:span text:style-name="T12">b</text:span><text:span text:style-name="T8">;</text:span></text:p>
      <text:p text:style-name="P6"><text:span text:style-name="T6"><text:s text:c="4"/></text:span><text:span text:style-name="T12">a=hash_1.getvalue(c_keywords[i])</text:span><text:span text:style-name="T8">;</text:span></text:p>
      <text:p text:style-name="P6"><text:span text:style-name="T6"><text:s text:c="4"/></text:span><text:span text:style-name="T12">b=hash_2.getvalue(c_keywords[i])</text:span><text:span text:style-name="T8">;</text:span></text:p>
      <text:p text:style-name="P6"><text:span text:style-name="T6"><text:s text:c="4"/></text:span><text:span text:style-name="T12">sum+=(a*b)</text:span><text:span text:style-name="T8">;</text:span></text:p>
      <text:p text:style-name="P6"><text:span text:style-name="T6"><text:s text:c="4"/></text:span><text:span text:style-name="T12">absA+=a*a</text:span><text:span text:style-name="T8">;</text:span></text:p>
      <text:p text:style-name="P6"><text:span text:style-name="T6"><text:s text:c="4"/></text:span><text:span text:style-name="T12">absB+=b*b</text:span><text:span text:style-name="T8">;</text:span></text:p>
      <text:p text:style-name="P6"><text:span text:style-name="T6"><text:s text:c="4"/></text:span><text:span text:style-name="T12">cout </text:span><text:span text:style-name="T25">&lt;&lt; </text:span><text:span text:style-name="T12">c_keywords[i] </text:span><text:span text:style-name="T25">&lt;&lt; </text:span><text:span text:style-name="T27">" <text:s text:c="12"/>sourceCode1: " </text:span><text:span text:style-name="T25">&lt;&lt; </text:span><text:span text:style-name="T12">hash_1.getvalue(c_keywords[i]) </text:span><text:span text:style-name="T25">&lt;&lt;</text:span><text:span text:style-name="T27">" <text:s text:c="3"/>sourceCode2:"</text:span><text:span text:style-name="T25">&lt;&lt;</text:span><text:span text:style-name="T12">hash_2.getvalue(c_keywords[i]) </text:span><text:span text:style-name="T25">&lt;&lt;</text:span><text:span text:style-name="T12">endl</text:span><text:span text:style-name="T8">;</text:span></text:p>
      <text:p text:style-name="P8">}</text:p>
      <text:p text:style-name="P4">余弦值计算公式</text:p>
      <text:p text:style-name="P13">float <text:s/>result=sum/(sqrt(absA)*sqrt(absB));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UKai CN" svg:font-family="'AR PL UKai CN'"/>
    <style:font-face style:name="Helvetica Neue" svg:font-family="'Helvetica Neue', Helvetica, 'PingFang SC', Tahoma, Arial, sans-serif"/>
    <style:font-face style:name="Ubuntu Mono" svg:font-family="'Ubuntu Mono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0T18:37:33.473442009</meta:creation-date>
    <dc:date>2019-01-10T18:51:24.082738555</dc:date>
    <meta:editing-duration>PT2M40S</meta:editing-duration>
    <meta:editing-cycles>1</meta:editing-cycles>
    <meta:document-statistic meta:table-count="0" meta:image-count="0" meta:object-count="0" meta:page-count="3" meta:paragraph-count="106" meta:word-count="693" meta:character-count="2729" meta:non-whitespace-character-count="2028"/>
    <meta:generator>LibreOffice/6.0.7.3$Linux_X86_64 LibreOffice_project/00m0$Build-3</meta:generator>
  </office:meta>
</office:document-meta>
</file>